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s" style:family="table">
      <style:table-properties style:width="16.962cm" table:align="left"/>
    </style:style>
    <style:style style:name="s.A" style:family="table-column">
      <style:table-column-properties style:column-width="5.653cm"/>
    </style:style>
    <style:style style:name="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s.C1" style:family="table-cell">
      <style:table-cell-properties fo:padding="0.097cm" fo:border="0.002cm solid #000000"/>
    </style:style>
    <style:style style:name="s.A2" style:family="table-cell">
      <style:table-cell-properties fo:padding="0.097cm" fo:border-left="0.002cm solid #000000" fo:border-right="none" fo:border-top="none" fo:border-bottom="0.002cm solid #000000"/>
    </style:style>
    <style:style style:name="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Standard" style:list-style-name="L1">
      <style:text-properties fo:font-weight="bold" style:font-weight-asian="bold" style:font-weight-complex="bold"/>
    </style:style>
    <style:style style:name="P10" style:family="paragraph" style:parent-style-name="Standard" style:list-style-name="L1"/>
    <style:style style:name="P11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2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style:font-name="Tahoma" fo:font-size="14pt" style:font-size-asian="14pt" style:font-name-complex="Tahoma" style:font-size-complex="14pt"/>
    </style:style>
    <style:style style:name="P13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TOON TEAM</text:p>
      <text:p text:style-name="P2"/>
      <text:p text:style-name="P3">[SERVER|CLIENTE|ADMINISTRADOR]</text:p>
      <text:p text:style-name="Standard"/>
      <text:p text:style-name="Standard"/>
      <text:p text:style-name="P4">PRUEBA UNITARIA: <text:s text:c="2"/>PAQUETE Project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Table_20_Contents">Jorge Cuadrado</text:p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list text:style-name="L1">
        <text:list-item>
          <text:p text:style-name="P9">Módulos o clase</text:p>
        </text:list-item>
      </text:list>
      <text:p text:style-name="Standard"><text:tab/>Packages::Project</text:p>
      <text:p text:style-name="Standard"/>
      <text:list text:style-name="L1" text:continue-numbering="true">
        <text:list-item>
          <text:p text:style-name="P9">Datos</text:p>
        </text:list-item>
      </text:list>
      <text:p text:style-name="Standard"/>
      <table:table table:name="s" table:style-name="s">
        <table:table-column table:style-name="s.A" table:number-columns-repeated="3"/>
        <table:table-header-rows>
          <table:table-row>
            <table:table-cell table:style-name="s.A1" office:value-type="string">
              <text:p text:style-name="Table_20_Heading">Funcion</text:p>
            </table:table-cell>
            <table:table-cell table:style-name="s.A1" office:value-type="string">
              <text:p text:style-name="Table_20_Heading">Parametro</text:p>
            </table:table-cell>
            <table:table-cell table:style-name="s.C1" office:value-type="string">
              <text:p text:style-name="Table_20_Heading">Valor</text:p>
            </table:table-cell>
          </table:table-row>
        </table:table-header-rows>
        <table:table-row>
          <table:table-cell table:style-name="s.A2" office:value-type="string">
            <text:p text:style-name="Table_20_Contents">constructor</text:p>
          </table:table-cell>
          <table:table-cell table:style-name="s.A2" office:value-type="string">
            <text:p text:style-name="Table_20_Contents">projectPath</text:p>
          </table:table-cell>
          <table:table-cell table:style-name="s.C2" office:value-type="string">
            <text:p text:style-name="Table_20_Contents">“project1.ktn”</text:p>
          </table:table-cell>
        </table:table-row>
        <table:table-row>
          <table:table-cell table:style-name="s.A2" office:value-type="string">
            <text:p text:style-name="Table_20_Contents">setProject</text:p>
          </table:table-cell>
          <table:table-cell table:style-name="s.A2" office:value-type="string">
            <text:p text:style-name="Table_20_Contents">projectPath</text:p>
          </table:table-cell>
          <table:table-cell table:style-name="s.C2" office:value-type="string">
            <text:p text:style-name="Table_20_Contents">“project2.ktn”</text:p>
          </table:table-cell>
        </table:table-row>
      </table:table>
      <text:p text:style-name="Standard"/>
      <text:list text:style-name="L1" text:continue-numbering="true">
        <text:list-item>
          <text:p text:style-name="P9">Resultado esperado</text:p>
          <text:p text:style-name="P10">isValid retorna false</text:p>
        </text:list-item>
      </text:list>
      <text:p text:style-name="Standard"/>
      <text:list text:style-name="L1" text:continue-numbering="true">
        <text:list-item>
          <text:p text:style-name="P9">Comentarios</text:p>
          <text:p text:style-name="P9"/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/>
      <text:p text:style-name="P12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3">Jorge Cuadrado</text:p>
          </table:table-cell>
          <table:table-cell table:style-name="Table1.B2" office:value-type="string">
            <text:p text:style-name="P13"/>
          </table:table-cell>
          <table:table-cell table:style-name="Table1.B2" office:value-type="string">
            <text:p text:style-name="P13"/>
          </table:table-cell>
          <table:table-cell table:style-name="Table1.D2" office:value-type="string">
            <text:p text:style-name="P13"/>
          </table:table-cell>
        </table:table-row>
      </table:table>
      <text:p text:style-name="P11"/>
      <text:p text:style-name="P1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Jorge Cuadrado</meta:initial-creator>
    <meta:creation-date>2007-02-07T17:15:25</meta:creation-date>
    <dc:creator>Jorge Cuadrado</dc:creator>
    <dc:date>2007-02-07T18:11:18</dc:date>
    <dc:language>es-CO</dc:language>
    <meta:editing-cycles>7</meta:editing-cycles>
    <meta:editing-duration>PT55M54S</meta:editing-duration>
    <meta:template xlink:type="simple" xlink:actuate="onRequest" xlink:role="template" xlink:href="../../../../../../../.openoffice.org2/user/template/prueba_unitaria.ott" xlink:title="prueba_unitaria" meta:date="2007-02-07T17:15:25"/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2" meta:paragraph-count="30" meta:word-count="56" meta:character-count="425"/>
  </office:meta>
</office:document-meta>
</file>